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42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4.411cm"/>
    </style:style>
    <style:style style:name="ro1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7.557cm" fo:break-before="auto" style:use-optimal-row-height="true"/>
    </style:style>
    <style:style style:name="ro4" style:family="table-row">
      <style:table-row-properties style:row-height="4.397cm" fo:break-before="auto" style:use-optimal-row-height="true"/>
    </style:style>
    <style:style style:name="ro5" style:family="table-row">
      <style:table-row-properties style:row-height="9.941cm" fo:break-before="auto" style:use-optimal-row-height="true"/>
    </style:style>
    <style:style style:name="ro6" style:family="table-row">
      <style:table-row-properties style:row-height="2.043cm" fo:break-before="auto" style:use-optimal-row-height="true"/>
    </style:style>
    <style:style style:name="ro7" style:family="table-row">
      <style:table-row-properties style:row-height="12.698cm" fo:break-before="auto" style:use-optimal-row-height="true"/>
    </style:style>
    <style:style style:name="ro8" style:family="table-row">
      <style:table-row-properties style:row-height="2.447cm" fo:break-before="auto" style:use-optimal-row-height="true"/>
    </style:style>
    <style:style style:name="ro9" style:family="table-row">
      <style:table-row-properties style:row-height="2.817cm" fo:break-before="auto" style:use-optimal-row-height="true"/>
    </style:style>
    <style:style style:name="ro10" style:family="table-row">
      <style:table-row-properties style:row-height="5.606cm" fo:break-before="auto" style:use-optimal-row-height="true"/>
    </style:style>
    <style:style style:name="ro11" style:family="table-row">
      <style:table-row-properties style:row-height="6.38cm" fo:break-before="auto" style:use-optimal-row-height="true"/>
    </style:style>
    <style:style style:name="ro12" style:family="table-row">
      <style:table-row-properties style:row-height="3.221cm" fo:break-before="auto" style:use-optimal-row-height="true"/>
    </style:style>
    <style:style style:name="ro13" style:family="table-row">
      <style:table-row-properties style:row-height="0.866cm" fo:break-before="auto" style:use-optimal-row-height="true"/>
    </style:style>
    <style:style style:name="ro14" style:family="table-row">
      <style:table-row-properties style:row-height="1.2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" style:family="table-cell" style:parent-style-name="Default">
      <style:table-cell-properties fo:wrap-option="wrap"/>
    </style:style>
  </office:automatic-styles>
  <office:body>
    <office:spreadsheet>
      <table:table table:name="Descriptors" table:style-name="ta1" table:print="false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5"/>
        <table:table-column table:style-name="co5" table:number-columns-repeated="5" table:default-cell-style-name="ce5"/>
        <table:table-column table:style-name="co3" table:number-columns-repeated="1013" table:default-cell-style-name="ce6"/>
        <table:table-row table:style-name="ro1">
          <table:table-cell table:style-name="ce1" office:value-type="string" table:number-columns-spanned="2" table:number-rows-spanned="1">
            <text:p>Domain</text:p>
          </table:table-cell>
          <table:covered-table-cell office:value-type="string">
            <text:p>Domain</text:p>
          </table:covered-table-cell>
          <table:table-cell table:style-name="ce1" office:value-type="string" table:number-columns-spanned="2" table:number-rows-spanned="1">
            <text:p>Subdomain</text:p>
          </table:table-cell>
          <table:covered-table-cell/>
          <table:table-cell table:style-name="ce3" office:value-type="string" table:number-columns-spanned="2" table:number-rows-spanned="1">
            <text:p>Subsubdomain</text:p>
          </table:table-cell>
          <table:covered-table-cell table:style-name="ce4"/>
          <table:table-cell table:style-name="ce4" office:value-type="string" table:number-columns-spanned="5" table:number-rows-spanned="1">
            <text:p>Phases</text:p>
          </table:table-cell>
          <table:covered-table-cell table:number-columns-repeated="4" table:style-name="ce4"/>
          <table:table-cell table:number-columns-repeated="1013"/>
        </table:table-row>
        <table:table-row table:style-name="ro2">
          <table:table-cell office:value-type="string">
            <text:p>ID</text:p>
          </table:table-cell>
          <table:table-cell office:value-type="string">
            <text:p>Label</text:p>
          </table:table-cell>
          <table:table-cell office:value-type="string">
            <text:p>ID</text:p>
          </table:table-cell>
          <table:table-cell office:value-type="string">
            <text:p>Label</text:p>
          </table:table-cell>
          <table:table-cell office:value-type="string">
            <text:p>ID</text:p>
          </table:table-cell>
          <table:table-cell office:value-type="string">
            <text:p>Lab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3">
          <table:table-cell office:value-type="string">
            <text:p>A</text:p>
          </table:table-cell>
          <table:table-cell office:value-type="string">
            <text:p>Knowledge and intellectual abilities</text:p>
          </table:table-cell>
          <table:table-cell office:value-type="float" office:value="1">
            <text:p>1</text:p>
          </table:table-cell>
          <table:table-cell office:value-type="string">
            <text:p>Knowledge base</text:p>
          </table:table-cell>
          <table:table-cell office:value-type="float" office:value="1">
            <text:p>1</text:p>
          </table:table-cell>
          <table:table-cell office:value-type="string">
            <text:p>Subject knowledge</text:p>
          </table:table-cell>
          <table:table-cell table:style-name="ce4" office:value-type="string">
            <text:p>Has, at least, core knowledge and basic understanding of key concepts, issues and history of thought.</text:p>
            <text:p/>
            <text:p>Knows of recent advances within own research area and in related areas. (A3)*</text:p>
            <text:p/>
            <text:p>Is working towards making an original contribution to knowledge.</text:p>
            <text:p/>
            <text:p>Is developing a broader awareness of international and non-academic aspects of knowledge creation.</text:p>
          </table:table-cell>
          <table:table-cell table:style-name="ce4" office:value-type="string" table:number-columns-spanned="2" table:number-rows-spanned="1">
            <text:p>Develops detailed and thorough knowledge/understanding of own and related subject areas – and becomes familiar with associated areas in other disciplines/research areas.</text:p>
            <text:p/>
            <text:p>Demonstrates link between own research and real world affairs.</text:p>
            <text:p/>
            <text:p>Situates knowledge in international context.</text:p>
          </table:table-cell>
          <table:covered-table-cell table:style-name="ce4"/>
          <table:table-cell table:style-name="ce4" office:value-type="string" table:number-columns-spanned="2" table:number-rows-spanned="1">
            <text:p>Stimulates new knowledge; may make outstanding breakthroughs. Considers multiple perspectives.</text:p>
            <text:p/>
            <text:p>Has deep and holistic understanding of strategic direction and intellectual developments of discipline/research area and its inter-relatedness with other disciplines/research areas. Uses this knowledge to enrich own discipline/research area.</text:p>
            <text:p/>
            <text:p>Contributes to the integrity and future vibrancy of the discipline/research area. Exercises international influence.</text:p>
          </table:table-cell>
          <table:covered-table-cell table:style-name="ce4"/>
          <table:table-cell table:number-columns-repeated="1013"/>
        </table:table-row>
        <table:table-row table:style-name="ro4">
          <table:table-cell table:number-columns-repeated="4"/>
          <table:table-cell office:value-type="float" office:value="2">
            <text:p>2</text:p>
          </table:table-cell>
          <table:table-cell office:value-type="string">
            <text:p>Research methods – theoretical knowledge</text:p>
          </table:table-cell>
          <table:table-cell office:value-type="string">
            <text:p>Understands relevant research methodologies and techniques and their appropriate application within own research area. (A4)*</text:p>
            <text:p/>
            <text:p>Justifies the principles and experimental techniques used in own research. (B6)*</text:p>
          </table:table-cell>
          <table:table-cell office:value-type="string">
            <text:p>Appreciates the value of a range of standards and methods/techniques for information/data collection and analysis; assesses and demonstrates usefulness and validity of information/data in the context of a specific problem/question.</text:p>
          </table:table-cell>
          <table:table-cell office:value-type="string">
            <text:p>Combines and justifies methods/techniques designed specifically for an investigation in a flexible and vigorous manner.</text:p>
          </table:table-cell>
          <table:table-cell table:style-name="ce4" office:value-type="string" table:number-columns-spanned="2" table:number-rows-spanned="1">
            <text:p>Recognises the value of alternative research paradigms and is able to work in, and support others working in, an inter-disciplinary way.</text:p>
          </table:table-cell>
          <table:covered-table-cell/>
          <table:table-cell table:number-columns-repeated="1013"/>
        </table:table-row>
        <table:table-row table:style-name="ro4">
          <table:table-cell table:number-columns-repeated="4"/>
          <table:table-cell office:value-type="float" office:value="3">
            <text:p>3</text:p>
          </table:table-cell>
          <table:table-cell office:value-type="string">
            <text:p>Research methods – practical application</text:p>
          </table:table-cell>
          <table:table-cell office:value-type="string">
            <text:p>Uses a range of research methods linked to study area; documents own activity.</text:p>
            <text:p/>
            <text:p>Shows growing competence in own subject area and is developing awareness of alternative methods and analysis techniques.</text:p>
          </table:table-cell>
          <table:table-cell office:value-type="string">
            <text:p>Develops research approach and applies a range of appropriate methods and techniques with confidence.</text:p>
            <text:p/>
            <text:p>Documents and evaluates research processes, using statistics where appropriate.</text:p>
          </table:table-cell>
          <table:table-cell office:value-type="string">
            <text:p>Educates and guides others in the appropriate selection and use of research design, information/data collection, information/data management, analysis and methods/techniques.</text:p>
          </table:table-cell>
          <table:table-cell office:value-type="string" table:number-columns-spanned="2" table:number-rows-spanned="1">
            <text:p>Creates new models and hypotheses, research designs, data collection and analysis techniques.</text:p>
            <text:p/>
            <text:p>Sets expectations for application of methods locally, nationally and internationally.</text:p>
          </table:table-cell>
          <table:covered-table-cell/>
          <table:table-cell table:number-columns-repeated="1013"/>
        </table:table-row>
        <table:table-row table:style-name="ro5">
          <table:table-cell table:number-columns-repeated="4"/>
          <table:table-cell office:value-type="float" office:value="4">
            <text:p>4</text:p>
          </table:table-cell>
          <table:table-cell office:value-type="string">
            <text:p>Information seeking</text:p>
          </table:table-cell>
          <table:table-cell office:value-type="string">
            <text:p>Acquires and develops search and discovery skills and techniques.</text:p>
            <text:p/>
            <text:p>Identifies and accesses appropriate bibliographical resources, archives and other sources of relevant information (C3)* including web-based resources, primary sources and repositories.</text:p>
            <text:p/>
            <text:p>Makes best use of a range of current tools and techniques.</text:p>
            <text:p/>
            <text:p>Assesses the reliability, reputation, currency, authority and relevance of sources.</text:p>
            <text:p/>
            <text:p>Seeks feedback from relevant groups to access other insights.</text:p>
          </table:table-cell>
          <table:table-cell office:value-type="string">
            <text:p>Conducts advanced searches using a range of information software, resources and techniques; recognises their advantages and limitations.</text:p>
            <text:p/>
            <text:p>Recognises the importance of bibliometrics and citations.</text:p>
          </table:table-cell>
          <table:table-cell office:value-type="string" table:number-columns-spanned="3" table:number-rows-spanned="1">
            <text:p>Shows highly developed awareness of appropriate sources for research.</text:p>
            <text:p/>
            <text:p>Uses a range of specialist print and on-line resources, as appropriate.</text:p>
            <text:p/>
            <text:p>Manages bibliometrics and citations to best advantage and with a high level of proficiency.</text:p>
            <text:p/>
            <text:p>Educates others in information/data seeking, accessing, evaluating and verifying techniques.</text:p>
          </table:table-cell>
          <table:covered-table-cell table:number-columns-repeated="2"/>
          <table:table-cell table:number-columns-repeated="1013"/>
        </table:table-row>
        <table:table-row table:style-name="ro3">
          <table:table-cell table:number-columns-repeated="4"/>
          <table:table-cell office:value-type="float" office:value="5">
            <text:p>5</text:p>
          </table:table-cell>
          <table:table-cell office:value-type="string">
            <text:p>Information literacy and management</text:p>
          </table:table-cell>
          <table:table-cell office:value-type="string">
            <text:p>Designs and executes systems for the acquisition and collation of information using information technology appropriately (e.g. word processing, spreadsheets, simulation systems, databases). <text:s/>(C2, C4)*</text:p>
            <text:p/>
            <text:p>Develops awareness of information/data security and longevity issues.</text:p>
            <text:p/>
            <text:p>Knows where to obtain expert advice, i.e. information/data managers, archivists and librarians.</text:p>
          </table:table-cell>
          <table:table-cell office:value-type="string">
            <text:p>Develops awareness of the creation, organisation, validation, sharing, storing and curation of information/data and the associated risks.</text:p>
            <text:p/>
            <text:p>Understands legal, ethical and security requirements involved in information/data management, especially over time.</text:p>
            <text:p/>
            <text:p>Has knowledge of purpose of metadata.</text:p>
          </table:table-cell>
          <table:table-cell office:value-type="string">
            <text:p>Advises and educates peers, less experienced researchers, students and staff in discipline/research area-specific information/data management techniques, data security, legal and ethical requirements.</text:p>
          </table:table-cell>
          <table:table-cell office:value-type="string" table:number-columns-spanned="2" table:number-rows-spanned="1">
            <text:p>Develops new techniques for information management. <text:s/></text:p>
            <text:p/>
            <text:p>Keeps abreast of and anticipates trends in the design and use of information/data collection, analysis and preservation.</text:p>
          </table:table-cell>
          <table:covered-table-cell/>
          <table:table-cell table:number-columns-repeated="1013"/>
        </table:table-row>
        <table:table-row table:style-name="ro6">
          <table:table-cell table:number-columns-repeated="4"/>
          <table:table-cell office:value-type="float" office:value="6">
            <text:p>6</text:p>
          </table:table-cell>
          <table:table-cell office:value-type="string">
            <text:p>Languages</text:p>
          </table:table-cell>
          <table:table-cell office:value-type="string">
            <text:p>Has excellent knowledge of language(s) appropriate for research, including technical language.</text:p>
          </table:table-cell>
          <table:table-cell office:value-type="string">
            <text:p>Learns additional language(s), including technical, appropriate for research and career development.</text:p>
          </table:table-cell>
          <table:table-cell office:value-type="string" table:number-columns-spanned="3" table:number-rows-spanned="1">
            <text:p>Becomes fluent/expert in additional relevant language(s).</text:p>
          </table:table-cell>
          <table:covered-table-cell table:number-columns-repeated="2"/>
          <table:table-cell table:number-columns-repeated="1013"/>
        </table:table-row>
        <table:table-row table:style-name="ro7">
          <table:table-cell table:number-columns-repeated="4"/>
          <table:table-cell office:value-type="float" office:value="7">
            <text:p>7</text:p>
          </table:table-cell>
          <table:table-cell office:value-type="string">
            <text:p>Academic literacy and numeracy</text:p>
          </table:table-cell>
          <table:table-cell office:value-type="string">
            <text:p>Ability to understand, interpret, create and communicate appropriately within an academic context.</text:p>
            <text:p/>
            <text:p>Prepares grammatically and syntactically correct content for presentations.</text:p>
            <text:p/>
            <text:p>Writes in a style appropriate to purpose (E1)* and context for specialist and non-specialist audiences.</text:p>
            <text:p/>
            <text:p>Is mathematically competent to undertake research in own discipline/research area; understands and applies any statistics that may be used in the discipline/research area; analyses data and uses appropriate computer packages.</text:p>
            <text:p/>
            <text:p>Is IT literate and competent in using information and digital technology.</text:p>
          </table:table-cell>
          <table:table-cell office:value-type="string">
            <text:p>Continues to develop academic literacy abilities within wider contexts; understands the literacy requirements for different communication media.</text:p>
            <text:p/>
            <text:p>Develops capabilities in IT and digital technology, as appropriate.</text:p>
            <text:p/>
            <text:p>Presents complex ideas with clarity.</text:p>
            <text:p/>
            <text:p>Understands analytical or statistical procedures in related disciplines/research areas and continues to develop mathematical ability.</text:p>
          </table:table-cell>
          <table:table-cell office:value-type="string" table:number-columns-spanned="3" table:number-rows-spanned="1">
            <text:p>Has high level academic literacy and numeracy across a range of contexts and communication media.</text:p>
            <text:p/>
            <text:p>Keeps up to date with the use of the latest IT and mathematical tools, techniques and procedures for the discipline/research area.</text:p>
            <text:p/>
            <text:p>Educates, advises and guides others in academic literacy and numeracy skills, as appropriate.</text:p>
          </table:table-cell>
          <table:covered-table-cell table:number-columns-repeated="2"/>
          <table:table-cell table:number-columns-repeated="1013"/>
        </table:table-row>
        <table:table-row table:style-name="ro8">
          <table:table-cell table:number-columns-repeated="2"/>
          <table:table-cell office:value-type="float" office:value="2">
            <text:p>2</text:p>
          </table:table-cell>
          <table:table-cell office:value-type="string">
            <text:p>Cognitive abilities</text:p>
          </table:table-cell>
          <table:table-cell office:value-type="float" office:value="1">
            <text:p>1</text:p>
          </table:table-cell>
          <table:table-cell office:value-type="string">
            <text:p>Analysing</text:p>
          </table:table-cell>
          <table:table-cell office:value-type="string">
            <text:p>Critically analyses and evaluates own findings and those of others. (A5)*</text:p>
            <text:p/>
            <text:p>Validates datasets of others.</text:p>
          </table:table-cell>
          <table:table-cell office:value-type="string" table:number-columns-spanned="2" table:number-rows-spanned="1">
            <text:p>Has well developed analytical abilities with knowledge of a range of methods. Willing to learn new ones.</text:p>
            <text:p/>
            <text:p>Develops the analytical understanding of less experienced researchers and staff.</text:p>
          </table:table-cell>
          <table:covered-table-cell/>
          <table:table-cell office:value-type="string" table:number-columns-spanned="2" table:number-rows-spanned="1">
            <text:p>Has outstanding analytical abilities.</text:p>
          </table:table-cell>
          <table:covered-table-cell/>
          <table:table-cell table:number-columns-repeated="1013"/>
        </table:table-row>
        <table:table-row table:style-name="ro9">
          <table:table-cell table:number-columns-repeated="4"/>
          <table:table-cell office:value-type="float" office:value="2">
            <text:p>2</text:p>
          </table:table-cell>
          <table:table-cell office:value-type="string">
            <text:p>Synthesising</text:p>
          </table:table-cell>
          <table:table-cell office:value-type="string">
            <text:p>Sees connections between own research and previous studies. <text:s/>Benefits from guidance with synthesising information/data and ideas.</text:p>
          </table:table-cell>
          <table:table-cell office:value-type="string">
            <text:p>Critically synthesises new and complex information from diverse sources.</text:p>
            <text:p/>
            <text:p>Recognises patterns and connections beyond own discipline/research area.</text:p>
          </table:table-cell>
          <table:table-cell office:value-type="string" table:number-columns-spanned="3" table:number-rows-spanned="1">
            <text:p>Makes imaginative leaps of understanding across disciplines/research areas/agendas and beyond academia.</text:p>
            <text:p/>
          </table:table-cell>
          <table:covered-table-cell table:number-columns-repeated="2"/>
          <table:table-cell table:number-columns-repeated="1013"/>
        </table:table-row>
        <table:table-row table:style-name="ro10">
          <table:table-cell table:number-columns-repeated="4"/>
          <table:table-cell office:value-type="float" office:value="3">
            <text:p>3</text:p>
          </table:table-cell>
          <table:table-cell office:value-type="string">
            <text:p>Critical thinking</text:p>
          </table:table-cell>
          <table:table-cell office:value-type="string">
            <text:p>Able to understand argument (oral and textual) and articulate own assumptions; developing independent and critical thinking.</text:p>
            <text:p/>
            <text:p>Has the ability to recognise and validate problems. (A1)*</text:p>
            <text:p/>
            <text:p>Recognises multiple ways of knowing and alternative paradigms.</text:p>
          </table:table-cell>
          <table:table-cell office:value-type="string">
            <text:p>Recognises significant and important arguments and can evaluate the assumptions of others.</text:p>
            <text:p/>
            <text:p>Is capable of original, independent and critical thinking and has the ability to develop theoretical concepts. (A2)*</text:p>
            <text:p/>
            <text:p>Makes sound and realistic judgements based on evidence.</text:p>
          </table:table-cell>
          <table:table-cell office:value-type="string">
            <text:p>Is proficient and confident in applying critical thinking skills.</text:p>
            <text:p/>
            <text:p>Stimulates critical thinking in less experienced researchers and peers.</text:p>
          </table:table-cell>
          <table:table-cell office:value-type="string" table:number-columns-spanned="2" table:number-rows-spanned="1">
            <text:p>Is a creative critical thinker, acknowledged nationally and internationally.</text:p>
            <text:p/>
            <text:p>Stimulates critical thinking at discipline/research area and policy levels.</text:p>
          </table:table-cell>
          <table:covered-table-cell/>
          <table:table-cell table:number-columns-repeated="1013"/>
        </table:table-row>
        <table:table-row table:style-name="ro11">
          <table:table-cell table:number-columns-repeated="4"/>
          <table:table-cell office:value-type="float" office:value="4">
            <text:p>4</text:p>
          </table:table-cell>
          <table:table-cell office:value-type="string">
            <text:p>Evaluating</text:p>
          </table:table-cell>
          <table:table-cell office:value-type="string">
            <text:p>Summarises, documents, reports and reflects on progress. (A6)*</text:p>
            <text:p/>
            <text:p>Evaluates the impact and outcomes of own research activities.</text:p>
            <text:p/>
            <text:p>Assesses the quality, integrity and authenticity of primary and secondary research information/data.</text:p>
            <text:p/>
            <text:p>Accepts and gives constructive criticism.</text:p>
          </table:table-cell>
          <table:table-cell office:value-type="string">
            <text:p>Evaluates progress, impact and outcomes of peer researchers’ other researchers’ activities.</text:p>
            <text:p/>
            <text:p>Advises and guides less experienced researchers on the quality, integrity, authenticity and validity of primary and secondary research information/data.</text:p>
            <text:p/>
            <text:p>Is able to provide and accept constructive criticism at appropriate times.</text:p>
          </table:table-cell>
          <table:table-cell office:value-type="string">
            <text:p>Monitors and evaluates progress, impact and outcomes of a range of activities.</text:p>
            <text:p/>
            <text:p>Effectively manages difficult criticism.</text:p>
          </table:table-cell>
          <table:table-cell office:value-type="string" table:number-columns-spanned="2" table:number-rows-spanned="1">
            <text:p>Creates evaluation processes and evaluates progress, impact and outcomes for national/international organisations and/or projects.</text:p>
          </table:table-cell>
          <table:covered-table-cell/>
          <table:table-cell table:number-columns-repeated="1013"/>
        </table:table-row>
        <table:table-row table:style-name="ro12">
          <table:table-cell table:number-columns-repeated="4"/>
          <table:table-cell office:value-type="float" office:value="5">
            <text:p>5</text:p>
          </table:table-cell>
          <table:table-cell office:value-type="string">
            <text:p>Problem solving</text:p>
          </table:table-cell>
          <table:table-cell office:value-type="string">
            <text:p>Isolates basic themes of own research; formulates basic research questions and hypotheses.</text:p>
          </table:table-cell>
          <table:table-cell office:value-type="string">
            <text:p>Formulates and applies solutions to a range of research problems and effectively analyses and interprets research results.</text:p>
          </table:table-cell>
          <table:table-cell office:value-type="string">
            <text:p>Identifies new trends, complex questions and broader problems; designs substantial projects.</text:p>
            <text:p/>
            <text:p>Challenges particular hypotheses and refines them in the light of results.</text:p>
          </table:table-cell>
          <table:table-cell office:value-type="string" table:number-columns-spanned="2" table:number-rows-spanned="1">
            <text:p>Leads a research agenda by making major contributions to understanding.</text:p>
            <text:p/>
            <text:p>Asks the pertinent questions and designs projects that challenge traditional thinking in general and progress research themes.</text:p>
          </table:table-cell>
          <table:covered-table-cell/>
          <table:table-cell table:number-columns-repeated="1013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string">
            <text:p>Creativity</text:p>
          </table:table-cell>
          <table:table-cell office:value-type="float" office:value="1">
            <text:p>1</text:p>
          </table:table-cell>
          <table:table-cell office:value-type="string">
            <text:p>Inquiring mind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string">
            <text:p>Intellectual insight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string">
            <text:p>Innovation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office:value-type="string">
            <text:p>Argument construction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 office:value-type="string">
            <text:p>Intellectual risk</text:p>
          </table:table-cell>
          <table:table-cell table:number-columns-repeated="1018"/>
        </table:table-row>
        <table:table-row table:style-name="ro13">
          <table:table-cell office:value-type="string">
            <text:p>B</text:p>
          </table:table-cell>
          <table:table-cell office:value-type="string">
            <text:p>Personal effectiveness</text:p>
          </table:table-cell>
          <table:table-cell office:value-type="float" office:value="1">
            <text:p>1</text:p>
          </table:table-cell>
          <table:table-cell office:value-type="string">
            <text:p>Personal qualities</text:p>
          </table:table-cell>
          <table:table-cell office:value-type="float" office:value="1">
            <text:p>1</text:p>
          </table:table-cell>
          <table:table-cell office:value-type="string">
            <text:p>Enthusiasm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string">
            <text:p>Perseverance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string">
            <text:p>Integrity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office:value-type="string">
            <text:p>Self-confidence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 office:value-type="string">
            <text:p>Self-reflection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6">
            <text:p>6</text:p>
          </table:table-cell>
          <table:table-cell office:value-type="string">
            <text:p>Responsibility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float" office:value="2">
            <text:p>2</text:p>
          </table:table-cell>
          <table:table-cell office:value-type="string">
            <text:p>Self-management</text:p>
          </table:table-cell>
          <table:table-cell office:value-type="float" office:value="1">
            <text:p>1</text:p>
          </table:table-cell>
          <table:table-cell office:value-type="string">
            <text:p>Preparation and prioritisation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string">
            <text:p>Commitment to research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string">
            <text:p>Time management</text:p>
          </table:table-cell>
          <table:table-cell table:number-columns-repeated="1018"/>
        </table:table-row>
        <table:table-row table:style-name="ro13">
          <table:table-cell table:number-columns-repeated="4"/>
          <table:table-cell office:value-type="float" office:value="4">
            <text:p>4</text:p>
          </table:table-cell>
          <table:table-cell office:value-type="string">
            <text:p>Responsiveness to change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 office:value-type="string">
            <text:p>Work-life balance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float" office:value="3">
            <text:p>3</text:p>
          </table:table-cell>
          <table:table-cell office:value-type="string">
            <text:p>Professional and career development</text:p>
          </table:table-cell>
          <table:table-cell office:value-type="float" office:value="1">
            <text:p>1</text:p>
          </table:table-cell>
          <table:table-cell office:value-type="string">
            <text:p>Career management</text:p>
          </table:table-cell>
          <table:table-cell table:number-columns-repeated="1018"/>
        </table:table-row>
        <table:table-row table:style-name="ro13">
          <table:table-cell table:number-columns-repeated="4"/>
          <table:table-cell office:value-type="float" office:value="2">
            <text:p>2</text:p>
          </table:table-cell>
          <table:table-cell office:value-type="string">
            <text:p>Continuing professional development</text:p>
          </table:table-cell>
          <table:table-cell table:number-columns-repeated="1018"/>
        </table:table-row>
        <table:table-row table:style-name="ro13">
          <table:table-cell table:number-columns-repeated="4"/>
          <table:table-cell office:value-type="float" office:value="3">
            <text:p>3</text:p>
          </table:table-cell>
          <table:table-cell office:value-type="string">
            <text:p>Responsiveness to opportunities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office:value-type="string">
            <text:p>Networking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 office:value-type="string">
            <text:p>Reputation and esteem</text:p>
          </table:table-cell>
          <table:table-cell table:number-columns-repeated="1018"/>
        </table:table-row>
        <table:table-row table:style-name="ro13">
          <table:table-cell office:value-type="string">
            <text:p>C</text:p>
          </table:table-cell>
          <table:table-cell office:value-type="string">
            <text:p>Research governance and organisation</text:p>
          </table:table-cell>
          <table:table-cell office:value-type="float" office:value="1">
            <text:p>1</text:p>
          </table:table-cell>
          <table:table-cell office:value-type="string">
            <text:p>Professional conduct</text:p>
          </table:table-cell>
          <table:table-cell office:value-type="float" office:value="1">
            <text:p>1</text:p>
          </table:table-cell>
          <table:table-cell office:value-type="string">
            <text:p>Health and safety</text:p>
          </table:table-cell>
          <table:table-cell table:number-columns-repeated="1018"/>
        </table:table-row>
        <table:table-row table:style-name="ro13">
          <table:table-cell table:number-columns-repeated="4"/>
          <table:table-cell office:value-type="float" office:value="2">
            <text:p>2</text:p>
          </table:table-cell>
          <table:table-cell office:value-type="string">
            <text:p>Ethics, principles and sustainability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string">
            <text:p>Legal requirements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office:value-type="string">
            <text:p>IPR and copyright</text:p>
          </table:table-cell>
          <table:table-cell table:number-columns-repeated="1018"/>
        </table:table-row>
        <table:table-row table:style-name="ro13">
          <table:table-cell table:number-columns-repeated="4"/>
          <table:table-cell office:value-type="float" office:value="5">
            <text:p>5</text:p>
          </table:table-cell>
          <table:table-cell office:value-type="string">
            <text:p>Respect and confidentiality</text:p>
          </table:table-cell>
          <table:table-cell table:number-columns-repeated="1018"/>
        </table:table-row>
        <table:table-row table:style-name="ro13">
          <table:table-cell table:number-columns-repeated="4"/>
          <table:table-cell office:value-type="float" office:value="6">
            <text:p>6</text:p>
          </table:table-cell>
          <table:table-cell office:value-type="string">
            <text:p>Attribution and co-authorship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7">
            <text:p>7</text:p>
          </table:table-cell>
          <table:table-cell office:value-type="string">
            <text:p>Appropriate practice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float" office:value="2">
            <text:p>2</text:p>
          </table:table-cell>
          <table:table-cell office:value-type="string">
            <text:p>Research management</text:p>
          </table:table-cell>
          <table:table-cell office:value-type="float" office:value="1">
            <text:p>1</text:p>
          </table:table-cell>
          <table:table-cell office:value-type="string">
            <text:p>Research strategy</text:p>
          </table:table-cell>
          <table:table-cell table:number-columns-repeated="1018"/>
        </table:table-row>
        <table:table-row table:style-name="ro13">
          <table:table-cell table:number-columns-repeated="4"/>
          <table:table-cell office:value-type="float" office:value="2">
            <text:p>2</text:p>
          </table:table-cell>
          <table:table-cell office:value-type="string">
            <text:p>Project planning and delivery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string">
            <text:p>Risk management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float" office:value="3">
            <text:p>3</text:p>
          </table:table-cell>
          <table:table-cell office:value-type="string">
            <text:p>Finance, funding and resources</text:p>
          </table:table-cell>
          <table:table-cell office:value-type="float" office:value="1">
            <text:p>1</text:p>
          </table:table-cell>
          <table:table-cell office:value-type="string">
            <text:p>Income and funding generation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string">
            <text:p>Financial management</text:p>
          </table:table-cell>
          <table:table-cell table:number-columns-repeated="1018"/>
        </table:table-row>
        <table:table-row table:style-name="ro13">
          <table:table-cell table:number-columns-repeated="4"/>
          <table:table-cell office:value-type="float" office:value="3">
            <text:p>3</text:p>
          </table:table-cell>
          <table:table-cell office:value-type="string">
            <text:p>Infrastructure and resources</text:p>
          </table:table-cell>
          <table:table-cell table:number-columns-repeated="1018"/>
        </table:table-row>
        <table:table-row table:style-name="ro13">
          <table:table-cell office:value-type="string">
            <text:p>D</text:p>
          </table:table-cell>
          <table:table-cell office:value-type="string">
            <text:p>Engagement, influence and impact</text:p>
          </table:table-cell>
          <table:table-cell office:value-type="float" office:value="1">
            <text:p>1</text:p>
          </table:table-cell>
          <table:table-cell office:value-type="string">
            <text:p>Working with others</text:p>
          </table:table-cell>
          <table:table-cell office:value-type="float" office:value="1">
            <text:p>1</text:p>
          </table:table-cell>
          <table:table-cell office:value-type="string">
            <text:p>Collegiality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string">
            <text:p>Team working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string">
            <text:p>People management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office:value-type="string">
            <text:p>Supervision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string">
            <text:p>Mentoring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6">
            <text:p>6</text:p>
          </table:table-cell>
          <table:table-cell office:value-type="string">
            <text:p>Influence and leadership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7">
            <text:p>7</text:p>
          </table:table-cell>
          <table:table-cell office:value-type="string">
            <text:p>Collaboration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8">
            <text:p>8</text:p>
          </table:table-cell>
          <table:table-cell office:value-type="string">
            <text:p>Equality and diversit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style-name="Default" office:value-type="string">
            <text:p>Communication and dissemination</text:p>
          </table:table-cell>
          <table:table-cell office:value-type="float" office:value="1">
            <text:p>1</text:p>
          </table:table-cell>
          <table:table-cell office:value-type="string">
            <text:p>Communication methods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string">
            <text:p>Communication media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string">
            <text:p>Publication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float" office:value="3">
            <text:p>3</text:p>
          </table:table-cell>
          <table:table-cell office:value-type="string">
            <text:p>Engagement and impact</text:p>
          </table:table-cell>
          <table:table-cell office:value-type="float" office:value="1">
            <text:p>1</text:p>
          </table:table-cell>
          <table:table-cell office:value-type="string">
            <text:p>Teaching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string">
            <text:p>Public engagement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string">
            <text:p>Enterprise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office:value-type="string">
            <text:p>Policy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 office:value-type="string">
            <text:p>Society and culture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6">
            <text:p>6</text:p>
          </table:table-cell>
          <table:table-cell office:value-type="string">
            <text:p>Global citizenship</text:p>
          </table:table-cell>
          <table:table-cell table:number-columns-repeated="1018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mains" table:style-name="ta1" table:print="false">
        <table:table-column table:style-name="co3" table:number-columns-repeated="2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Scope note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This domain contains the knowledge and intellectual abilities needed to be able to carry out excellent research.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This domain contains the personal qualities, career and self-management skills required to take ownership for and control of professional development.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This domain contains the knowledge of the standards, requirements and professional conduct that are needed for the effective management of research.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This domain contains the knowledge, understanding and skills needed to engage with, influence and impact on the academic, social, cultural and economic context.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5">25/03/2012</text:date>, <text:time>12:2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Dutton</meta:initial-creator>
    <meta:creation-date>2012-03-24T15:35:23</meta:creation-date>
    <dc:date>2012-03-25T12:24:33</dc:date>
    <dc:creator>Alexander Dutton</dc:creator>
    <meta:editing-duration>PT20H3M49S</meta:editing-duration>
    <meta:editing-cycles>6</meta:editing-cycles>
    <meta:generator>LibreOffice/3.3$Unix LibreOffice_project/330m19$Build-401</meta:generator>
    <meta:document-statistic meta:table-count="3" meta:cell-count="226" meta:object-count="0"/>
  </office:meta>
</office:document-meta>
</file>